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Mediator.getLogger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ChangerNotifier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Mediator.getRefinemen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Mediator.setInclusionRule( Ru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leMediator.evaluate( Logging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uleMediator.getInclusion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Mediator.setLoggerRule( Rul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leMediator.setExclusionRule( Ru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leMediator.setRefinementRule( Ru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leMediator.getExclusion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